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21bab9" officeooo:paragraph-rsid="00752e73"/>
    </style:style>
    <style:style style:name="P17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8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87690a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language="ru" fo:country="RU" officeooo:rsid="006ecee7" officeooo:paragraph-rsid="006ecee7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6fcec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6ecee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4bad4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8769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da449" officeooo:paragraph-rsid="008769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33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34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35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6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7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38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40" style:family="paragraph" style:parent-style-name="Heading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42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43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44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45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46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7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48" style:family="paragraph" style:parent-style-name="Table_20_Contents">
      <style:paragraph-properties fo:text-align="center" style:justify-single-word="false"/>
      <style:text-properties officeooo:rsid="001c9c0a" officeooo:paragraph-rsid="0074117c"/>
    </style:style>
    <style:style style:name="P49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50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51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52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53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54" style:family="paragraph" style:parent-style-name="Table_20_Contents">
      <style:paragraph-properties fo:text-align="center" style:justify-single-word="false"/>
      <style:text-properties officeooo:rsid="0074117c" officeooo:paragraph-rsid="0074117c"/>
    </style:style>
    <style:style style:name="P55" style:family="paragraph" style:parent-style-name="Table_20_Contents">
      <style:paragraph-properties fo:text-align="start" style:justify-single-word="false"/>
      <style:text-properties officeooo:rsid="001dd9df" officeooo:paragraph-rsid="008e445c"/>
    </style:style>
    <style:style style:name="P56" style:family="paragraph" style:parent-style-name="Standard">
      <style:text-properties officeooo:rsid="0020932f" officeooo:paragraph-rsid="0020932f"/>
    </style:style>
    <style:style style:name="P57" style:family="paragraph" style:parent-style-name="Table_20_Heading">
      <style:text-properties officeooo:rsid="0019016f" officeooo:paragraph-rsid="0019016f"/>
    </style:style>
    <style:style style:name="P58" style:family="paragraph" style:parent-style-name="Table_20_Heading">
      <style:text-properties officeooo:rsid="0019016f" officeooo:paragraph-rsid="001c9c0a"/>
    </style:style>
    <style:style style:name="P59" style:family="paragraph" style:parent-style-name="Table_20_Heading">
      <style:text-properties officeooo:rsid="0019016f" officeooo:paragraph-rsid="001cd36f"/>
    </style:style>
    <style:style style:name="P60" style:family="paragraph" style:parent-style-name="Table_20_Heading">
      <style:text-properties officeooo:rsid="001aaae0" officeooo:paragraph-rsid="001aaae0"/>
    </style:style>
    <style:style style:name="P61" style:family="paragraph" style:parent-style-name="Table_20_Heading">
      <style:text-properties officeooo:rsid="001aaae0" officeooo:paragraph-rsid="001c9c0a"/>
    </style:style>
    <style:style style:name="P62" style:family="paragraph" style:parent-style-name="Table_20_Heading">
      <style:text-properties officeooo:rsid="001aaae0" officeooo:paragraph-rsid="001cd36f"/>
    </style:style>
    <style:style style:name="P63" style:family="paragraph" style:parent-style-name="Table_20_Heading">
      <style:text-properties officeooo:rsid="0025baeb" officeooo:paragraph-rsid="0025baeb"/>
    </style:style>
    <style:style style:name="P64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65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67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68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70" style:family="paragraph" style:parent-style-name="Heading_20_5">
      <style:paragraph-properties fo:text-align="center" style:justify-single-word="false"/>
      <style:text-properties officeooo:rsid="0019016f"/>
    </style:style>
    <style:style style:name="P71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72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73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74" style:family="paragraph" style:parent-style-name="Heading_20_5">
      <style:paragraph-properties fo:text-align="center" style:justify-single-word="false"/>
      <style:text-properties officeooo:rsid="0019016f" officeooo:paragraph-rsid="00752e73"/>
    </style:style>
    <style:style style:name="P75" style:family="paragraph" style:parent-style-name="Heading_20_5">
      <style:paragraph-properties fo:text-align="center" style:justify-single-word="false"/>
      <style:text-properties officeooo:rsid="00752e73" officeooo:paragraph-rsid="00752e73"/>
    </style:style>
    <style:style style:name="P76" style:family="paragraph" style:parent-style-name="Heading_20_2">
      <style:paragraph-properties fo:text-align="center" style:justify-single-word="false"/>
      <style:text-properties officeooo:rsid="0014965b"/>
    </style:style>
    <style:style style:name="P77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8" style:family="paragraph" style:parent-style-name="Heading_20_2">
      <style:paragraph-properties fo:text-align="center" style:justify-single-word="false"/>
      <style:text-properties officeooo:rsid="0023aa0b"/>
    </style:style>
    <style:style style:name="P79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80" style:family="paragraph" style:parent-style-name="Heading_20_2">
      <style:paragraph-properties fo:text-align="center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da449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fcec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c4ee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3d60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7e3d6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language="en" fo:country="US" officeooo:rsid="001cd99e"/>
    </style:style>
    <style:style style:name="T14" style:family="text">
      <style:text-properties fo:language="en" fo:country="US" officeooo:rsid="001d7a62"/>
    </style:style>
    <style:style style:name="T15" style:family="text">
      <style:text-properties fo:language="en" fo:country="US" officeooo:rsid="001e9e7b"/>
    </style:style>
    <style:style style:name="T16" style:family="text">
      <style:text-properties fo:language="en" fo:country="US" officeooo:rsid="001f0a95"/>
    </style:style>
    <style:style style:name="T17" style:family="text">
      <style:text-properties fo:language="en" fo:country="US" officeooo:rsid="0020c865"/>
    </style:style>
    <style:style style:name="T18" style:family="text">
      <style:text-properties fo:language="en" fo:country="US" officeooo:rsid="00238fcd"/>
    </style:style>
    <style:style style:name="T19" style:family="text">
      <style:text-properties fo:language="en" fo:country="US" fo:font-weight="normal" officeooo:rsid="00238fcd" style:font-weight-asian="normal" style:font-weight-complex="normal"/>
    </style:style>
    <style:style style:name="T20" style:family="text">
      <style:text-properties fo:language="en" fo:country="US" officeooo:rsid="0042f018"/>
    </style:style>
    <style:style style:name="T21" style:family="text">
      <style:text-properties fo:language="en" fo:country="US" officeooo:rsid="0044b7b9"/>
    </style:style>
    <style:style style:name="T22" style:family="text">
      <style:text-properties fo:language="en" fo:country="US" officeooo:rsid="00464211"/>
    </style:style>
    <style:style style:name="T23" style:family="text">
      <style:text-properties fo:language="en" fo:country="US" officeooo:rsid="0047826a"/>
    </style:style>
    <style:style style:name="T24" style:family="text">
      <style:text-properties fo:language="en" fo:country="US" officeooo:rsid="00495ff2"/>
    </style:style>
    <style:style style:name="T25" style:family="text">
      <style:text-properties officeooo:rsid="001cd99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cd99e" style:font-weight-asian="bold" style:font-weight-complex="bold"/>
    </style:style>
    <style:style style:name="T28" style:family="text">
      <style:text-properties fo:font-weight="bold" officeooo:rsid="0020c865" style:font-weight-asian="bold" style:font-weight-complex="bold"/>
    </style:style>
    <style:style style:name="T29" style:family="text">
      <style:text-properties officeooo:rsid="001e9e7b"/>
    </style:style>
    <style:style style:name="T30" style:family="text">
      <style:text-properties fo:language="ru" fo:country="RU" officeooo:rsid="001e9e7b"/>
    </style:style>
    <style:style style:name="T31" style:family="text">
      <style:text-properties fo:language="ru" fo:country="RU" officeooo:rsid="001f0a95"/>
    </style:style>
    <style:style style:name="T32" style:family="text">
      <style:text-properties fo:language="ru" fo:country="RU" officeooo:rsid="00464211"/>
    </style:style>
    <style:style style:name="T33" style:family="text">
      <style:text-properties fo:language="ru" fo:country="RU" officeooo:rsid="006474bf"/>
    </style:style>
    <style:style style:name="T34" style:family="text">
      <style:text-properties fo:language="ru" fo:country="RU" officeooo:rsid="00651b57"/>
    </style:style>
    <style:style style:name="T35" style:family="text">
      <style:text-properties officeooo:rsid="0020c865"/>
    </style:style>
    <style:style style:name="T36" style:family="text">
      <style:text-properties fo:font-weight="normal" officeooo:rsid="0021abd6" style:font-weight-asian="normal" style:font-weight-complex="normal"/>
    </style:style>
    <style:style style:name="T37" style:family="text">
      <style:text-properties fo:font-weight="normal" officeooo:rsid="002a2fba" style:font-weight-asian="normal" style:font-weight-complex="normal"/>
    </style:style>
    <style:style style:name="T38" style:family="text">
      <style:text-properties fo:font-weight="normal" officeooo:rsid="004b2408" style:font-weight-asian="normal" style:font-weight-complex="normal"/>
    </style:style>
    <style:style style:name="T39" style:family="text">
      <style:text-properties fo:font-weight="normal" officeooo:rsid="004bad47" style:font-weight-asian="normal" style:font-weight-complex="normal"/>
    </style:style>
    <style:style style:name="T40" style:family="text">
      <style:text-properties fo:font-weight="normal" officeooo:rsid="0065e534" style:font-weight-asian="normal" style:font-weight-complex="normal"/>
    </style:style>
    <style:style style:name="T41" style:family="text">
      <style:text-properties officeooo:rsid="002d1405"/>
    </style:style>
    <style:style style:name="T42" style:family="text">
      <style:text-properties officeooo:rsid="002d5fa5"/>
    </style:style>
    <style:style style:name="T43" style:family="text">
      <style:text-properties officeooo:rsid="002e4e71"/>
    </style:style>
    <style:style style:name="T44" style:family="text">
      <style:text-properties officeooo:rsid="0030a5fb"/>
    </style:style>
    <style:style style:name="T45" style:family="text">
      <style:text-properties officeooo:rsid="00322523"/>
    </style:style>
    <style:style style:name="T46" style:family="text">
      <style:text-properties officeooo:rsid="003235b9"/>
    </style:style>
    <style:style style:name="T47" style:family="text">
      <style:text-properties officeooo:rsid="003418a6"/>
    </style:style>
    <style:style style:name="T48" style:family="text">
      <style:text-properties officeooo:rsid="00374ef2"/>
    </style:style>
    <style:style style:name="T49" style:family="text">
      <style:text-properties officeooo:rsid="00387ed8"/>
    </style:style>
    <style:style style:name="T50" style:family="text">
      <style:text-properties officeooo:rsid="00391279"/>
    </style:style>
    <style:style style:name="T51" style:family="text">
      <style:text-properties officeooo:rsid="003a6a88"/>
    </style:style>
    <style:style style:name="T52" style:family="text">
      <style:text-properties officeooo:rsid="003bbc07"/>
    </style:style>
    <style:style style:name="T53" style:family="text">
      <style:text-properties officeooo:rsid="003cb16c"/>
    </style:style>
    <style:style style:name="T54" style:family="text">
      <style:text-properties officeooo:rsid="0042f018"/>
    </style:style>
    <style:style style:name="T55" style:family="text">
      <style:text-properties officeooo:rsid="0044b7b9"/>
    </style:style>
    <style:style style:name="T56" style:family="text">
      <style:text-properties officeooo:rsid="0047826a"/>
    </style:style>
    <style:style style:name="T57" style:family="text">
      <style:text-properties style:font-name="Liberation Mono"/>
    </style:style>
    <style:style style:name="T58" style:family="text">
      <style:text-properties style:font-name="Liberation Mono" fo:font-weight="normal" officeooo:rsid="004bad47" style:font-weight-asian="normal" style:font-weight-complex="normal"/>
    </style:style>
    <style:style style:name="T59" style:family="text">
      <style:text-properties style:font-name="Liberation Mono" fo:font-size="12pt" fo:font-weight="normal" officeooo:rsid="00672913" style:font-size-asian="12pt" style:font-weight-asian="normal" style:font-size-complex="12pt" style:font-weight-complex="normal"/>
    </style:style>
    <style:style style:name="T60" style:family="text">
      <style:text-properties officeooo:rsid="00525176"/>
    </style:style>
    <style:style style:name="T61" style:family="text">
      <style:text-properties officeooo:rsid="0056b3d8"/>
    </style:style>
    <style:style style:name="T62" style:family="text">
      <style:text-properties officeooo:rsid="0057a45d"/>
    </style:style>
    <style:style style:name="T63" style:family="text">
      <style:text-properties officeooo:rsid="005cac6e"/>
    </style:style>
    <style:style style:name="T64" style:family="text">
      <style:text-properties style:font-size-asian="10.5pt" style:text-overline-style="solid" style:text-overline-width="auto" style:text-overline-color="font-color"/>
    </style:style>
    <style:style style:name="T65" style:family="text">
      <style:text-properties officeooo:rsid="006163d8"/>
    </style:style>
    <style:style style:name="T66" style:family="text">
      <style:text-properties officeooo:rsid="0061b33b"/>
    </style:style>
    <style:style style:name="T67" style:family="text">
      <style:text-properties officeooo:rsid="0061edd0"/>
    </style:style>
    <style:style style:name="T68" style:family="text">
      <style:text-properties officeooo:rsid="00651b57"/>
    </style:style>
    <style:style style:name="T69" style:family="text">
      <style:text-properties officeooo:rsid="0065e534"/>
    </style:style>
    <style:style style:name="T70" style:family="text">
      <style:text-properties officeooo:rsid="0069caab"/>
    </style:style>
    <style:style style:name="T71" style:family="text">
      <style:text-properties officeooo:rsid="006bc970"/>
    </style:style>
    <style:style style:name="T72" style:family="text">
      <style:text-properties style:font-name="Times New Roman1" fo:font-weight="normal" officeooo:rsid="006da449" style:font-weight-asian="normal" style:font-weight-complex="normal"/>
    </style:style>
    <style:style style:name="T73" style:family="text">
      <style:text-properties officeooo:rsid="006fcecc"/>
    </style:style>
    <style:style style:name="T74" style:family="text">
      <style:text-properties officeooo:rsid="00723615"/>
    </style:style>
    <style:style style:name="T75" style:family="text">
      <style:text-properties officeooo:rsid="0074117c"/>
    </style:style>
    <style:style style:name="T76" style:family="text">
      <style:text-properties officeooo:rsid="0074898d"/>
    </style:style>
    <style:style style:name="T77" style:family="text">
      <style:text-properties officeooo:rsid="00752e73"/>
    </style:style>
    <style:style style:name="T78" style:family="text">
      <style:text-properties officeooo:rsid="00768e32"/>
    </style:style>
    <style:style style:name="T79" style:family="text">
      <style:text-properties officeooo:rsid="007877ad"/>
    </style:style>
    <style:style style:name="T80" style:family="text">
      <style:text-properties officeooo:rsid="007bcba0"/>
    </style:style>
    <style:style style:name="T81" style:family="text">
      <style:text-properties officeooo:rsid="007c4ee4"/>
    </style:style>
    <style:style style:name="T82" style:family="text">
      <style:text-properties officeooo:rsid="007e3d60"/>
    </style:style>
    <style:style style:name="T83" style:family="text">
      <style:text-properties officeooo:rsid="007f1174"/>
    </style:style>
    <style:style style:name="T84" style:family="text">
      <style:text-properties officeooo:rsid="0081f092"/>
    </style:style>
    <style:style style:name="T85" style:family="text">
      <style:text-properties officeooo:rsid="00892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41">CYPRESS</text:span> SL811HS).</text:p>
      <text:p text:style-name="P14">Поддерживаемые стандарты USB: USB2.0, low speed <text:span text:style-name="T44">и</text:span> full speed <text:span text:style-name="T53">для</text:span> <text:span text:style-name="T44">роли </text:span>host, <text:span text:style-name="T53">full speed для рол</text:span>и device.</text:p>
      <text:p text:style-name="P14">Поддерживаемые стандарты ethernet: 10/100BASE-T, full duplex или half duplex.</text:p>
      <text:p text:style-name="P1"/>
      <text:h text:style-name="P77" text:outline-level="2">Описание карты</text:h>
      <text:p text:style-name="P1">Карта состоит из следующих функциональных частей:</text:p>
      <text:list xml:id="list6445328184997451244" text:style-name="L1">
        <text:list-item>
          <text:p text:style-name="P64">М/сх W5300 и SL811HS</text:p>
        </text:list-item>
        <text:list-item>
          <text:p text:style-name="P64">М/сх Altera EPM3<text:span text:style-name="T41">128</text:span>A</text:p>
        </text:list-item>
        <text:list-item>
          <text:p text:style-name="P65">Разъём USB-<text:span text:style-name="T43">A в роли хоста для подключения usb-флешек и т.д. </text:span><text:s/></text:p>
        </text:list-item>
        <text:list-item>
          <text:p text:style-name="P67">Разъём mini-USB в роли девайса для подключения к хосту</text:p>
        </text:list-item>
        <text:list-item>
          <text:p text:style-name="P65"><text:span text:style-name="T43">Разъём 10/100BASE-T E</text:span>thern<text:span text:style-name="T43">et</text:span></text:p>
        </text:list-item>
        <text:list-item>
          <text:p text:style-name="P64"><text:span text:style-name="T41">Прочи</text:span>е <text:span text:style-name="T41">дискретные</text:span> компоненты</text:p>
          <text:p text:style-name="P64"/>
        </text:list-item>
      </text:list>
      <text:p text:style-name="P1">М/сх EPM3<text:span text:style-name="T41">128</text:span>A выполняет следующие функции:</text:p>
      <text:list xml:id="list4509990444168230814" text:style-name="L2">
        <text:list-item>
          <text:p text:style-name="P66">IO-mapped и memory-mapped доступ к портам W5300 и SL811HS</text:p>
        </text:list-item>
        <text:list-item>
          <text:p text:style-name="P66">IO-порты управления картой</text:p>
        </text:list-item>
        <text:list-item>
          <text:p text:style-name="P66">Генерация прерывани<text:span text:style-name="T42">й на NemoBus</text:span></text:p>
        </text:list-item>
      </text:list>
      <text:h text:style-name="P76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42">FF</text:span>AB <text:span text:style-name="T42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70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57">Биты</text:p>
            </table:table-cell>
            <table:table-cell table:style-name="порт_23_83AB.A1" office:value-type="string">
              <text:p text:style-name="P60">Значение после сброса</text:p>
            </table:table-cell>
            <table:table-cell table:style-name="порт_23_83AB.C1" office:value-type="string">
              <text:p text:style-name="P60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41">7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4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41">6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41">5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41">4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46">3 (R/W)</text:p>
          </table:table-cell>
          <table:table-cell table:style-name="порт_23_83AB.A2" office:value-type="string">
            <text:p text:style-name="P46">0</text:p>
          </table:table-cell>
          <table:table-cell table:style-name="порт_23_83AB.C2" office:value-type="string">
            <text:p text:style-name="P49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6">2 (R/W)</text:p>
          </table:table-cell>
          <table:table-cell table:style-name="порт_23_83AB.A2" office:value-type="string">
            <text:p text:style-name="P46">0</text:p>
          </table:table-cell>
          <table:table-cell table:style-name="порт_23_83AB.C2" office:value-type="string">
            <text:p text:style-name="P49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6">1 (R/O)</text:p>
          </table:table-cell>
          <table:table-cell table:style-name="порт_23_83AB.A2" office:value-type="string">
            <text:p text:style-name="P46">-</text:p>
          </table:table-cell>
          <table:table-cell table:style-name="порт_23_83AB.C2" office:value-type="string">
            <text:p text:style-name="P49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46">0 (R/O)</text:p>
          </table:table-cell>
          <table:table-cell table:style-name="порт_23_83AB.A2" office:value-type="string">
            <text:p text:style-name="P46">-</text:p>
          </table:table-cell>
          <table:table-cell table:style-name="порт_23_83AB.C2" office:value-type="string">
            <text:p text:style-name="P49">Если 1, то установлен сигнал /INT от W5300 (/INT=0)</text:p>
          </table:table-cell>
        </table:table-row>
      </table:table>
      <text:p text:style-name="P4"/>
      <text:h text:style-name="P71" text:outline-level="5">#82AB – порт управления <text:span text:style-name="T79">SL811HS и </text:span>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8">Биты</text:p>
            </table:table-cell>
            <table:table-cell table:style-name="Table1.A1" office:value-type="string">
              <text:p text:style-name="P61">Значение после сброса</text:p>
            </table:table-cell>
            <table:table-cell table:style-name="Table1.C1" office:value-type="string">
              <text:p text:style-name="P61">Функция</text:p>
            </table:table-cell>
          </table:table-row>
        </table:table-header-rows>
        <table:table-row>
          <table:table-cell table:style-name="Table1.A2" office:value-type="string">
            <text:p text:style-name="P50"><text:span text:style-name="T75">7</text:span> (R/O)</text:p>
          </table:table-cell>
          <table:table-cell table:style-name="Table1.A2" office:value-type="string">
            <text:p text:style-name="P50">-</text:p>
          </table:table-cell>
          <table:table-cell table:style-name="Table1.C2" office:value-type="string">
            <text:p text:style-name="P51">Если 1, то на разъёме <text:span text:style-name="T43">mini-</text:span>USB присутствует питание <text:span text:style-name="T43">(он подключен к хосту).</text:span></text:p>
          </table:table-cell>
        </table:table-row>
        <table:table-row>
          <table:table-cell table:style-name="Table1.A2" office:value-type="string">
            <text:p text:style-name="P47"><text:span text:style-name="T75">6</text:span> (<text:span text:style-name="T42">W</text:span>/<text:span text:style-name="T42">O</text:span>)</text:p>
          </table:table-cell>
          <table:table-cell table:style-name="Table1.A2" office:value-type="string">
            <text:p text:style-name="P50">1</text:p>
          </table:table-cell>
          <table:table-cell table:style-name="Table1.C2" office:value-type="string">
            <text:p text:style-name="P55">Управление сигналом M/S SL811HS. Если 0, то M/S=0 (SL811HS – хост). Если 1, то M/S=1 (SL811HS – девайс). <text:s/><text:span text:style-name="T45">Изменение роли SL811HS допускается только при нахождении её в ресете. Узнать о подключении хоста к mini-USB можно опросом бита 7 данного порта.</text:span></text:p>
          </table:table-cell>
        </table:table-row>
        <table:table-row>
          <table:table-cell table:style-name="Table1.A2" office:value-type="string">
            <text:p text:style-name="P43"><text:span text:style-name="T75">5</text:span> (-)</text:p>
          </table:table-cell>
          <table:table-cell table:style-name="Table1.A2" office:value-type="string">
            <text:p text:style-name="P50">-</text:p>
          </table:table-cell>
          <table:table-cell table:style-name="Table1.C2" office:value-type="string">
            <text:p text:style-name="P51">Не использу<text:span text:style-name="T75">е</text:span>тся: при чтении значение не определено, при записи устанавливать в 0.</text:p>
          </table:table-cell>
        </table:table-row>
        <table:table-row>
          <table:table-cell table:style-name="Table1.A2" office:value-type="string">
            <text:p text:style-name="P46">4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46">3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46">2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46">1:0 (<text:span text:style-name="T42">W</text:span>/<text:span text:style-name="T42">O</text:span>)</text:p>
          </table:table-cell>
          <table:table-cell table:style-name="Table1.A2" office:value-type="string">
            <text:p text:style-name="P46">2'b00</text:p>
          </table:table-cell>
          <table:table-cell table:style-name="Table1.C2" office:value-type="string">
            <text:p text:style-name="P49">Область адресного пространства Z80, в котором происходит подстановка <text:span text:style-name="T42">адресного пространства </text:span>W5300 вместо ROM. 2'b00 – #0000..#3FFF, 2'b01 – #4000..#7FFF, 2'b10 – #8000..#BFFF, 2'b11 – #C000..#FFFF. <text:span text:style-name="T42">О маппинге пространства ROM на пространство W5300 см. ниже.</text:span></text:p>
          </table:table-cell>
        </table:table-row>
      </table:table>
      <text:p text:style-name="P56"><text:soft-page-break/>Не допускается одновременно устанавливать в 1 биты 2 и 4 данного порта. <text:span text:style-name="T42">При попытке сделать это поведение карты не определено.</text:span></text:p>
      <text:h text:style-name="P72" text:outline-level="5">#81AB – порт <text:span text:style-name="T79">IO-маппинга W5300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9">Биты</text:p>
            </table:table-cell>
            <table:table-cell table:style-name="Table2.A1" office:value-type="string">
              <text:p text:style-name="P62">Значение после сброса</text:p>
            </table:table-cell>
            <table:table-cell table:style-name="Table2.C1" office:value-type="string">
              <text:p text:style-name="P62">Функция</text:p>
            </table:table-cell>
          </table:table-row>
        </table:table-header-rows>
        <table:table-row>
          <table:table-cell table:style-name="Table2.A2" office:value-type="string">
            <text:p text:style-name="P43">7:<text:span text:style-name="T75">4</text:span> (-)</text:p>
          </table:table-cell>
          <table:table-cell table:style-name="Table2.A2" office:value-type="string">
            <text:p text:style-name="P50">-</text:p>
          </table:table-cell>
          <table:table-cell table:style-name="Table2.C2" office:value-type="string">
            <text:p text:style-name="P51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48"><text:span text:style-name="T75">3:</text:span>0 (<text:span text:style-name="T75">W/O)</text:span></text:p>
          </table:table-cell>
          <table:table-cell table:style-name="Table2.A2" office:value-type="string">
            <text:p text:style-name="P54">0</text:p>
          </table:table-cell>
          <table:table-cell table:style-name="Table2.C2" office:value-type="string">
            <text:p text:style-name="P49">Старшие <text:span text:style-name="T76">4</text:span> бита адреса <text:span text:style-name="T42">для </text:span>W5300 (ADDR[9:<text:span text:style-name="T76">6</text:span>]) при обращении к ней через порты #<text:span text:style-name="T77">40</text:span>AB..#7FAB.</text:p>
          </table:table-cell>
        </table:table-row>
      </table:table>
      <text:h text:style-name="P73" text:outline-level="5"/>
      <text:h text:style-name="P73" text:outline-level="5">#80AB – адресный регистр SL811HS</text:h>
      <text:p text:style-name="P32">Обращение в этот порт транслируется в обращение к SL811HS с A0=0 (регистр адреса). <text:span text:style-name="T70">Обращения сюда не допускаются, </text:span>если бит 4 порта #82AB установлен в 1.</text:p>
      <text:h text:style-name="P74" text:outline-level="5">#00AB..#7FAB – регистр данных SL811HS</text:h>
      <text:p text:style-name="P16">Регистр данных <text:span text:style-name="T46">(A0=1)</text:span> SL811HS, если бит 4 порта #82AB установлен в 0. </text:p>
      <text:h text:style-name="P75" text:outline-level="5">#40AB..#7FAB – адресное пространство W5300</text:h>
      <text:p text:style-name="P15">Адресное пространство W5300, <text:span text:style-name="T46">если бит 4 порта #82AB установлен в 1</text:span>.</text:p>
      <text:p text:style-name="P17">При включённом <text:span text:style-name="T48">IO-</text:span>адресном пространстве W5300 адрес ADDR[9:0] формируется следующим образом: ADDR[9:<text:span text:style-name="T77">6</text:span>] берутся из битов <text:span text:style-name="T49">[3</text:span>:<text:span text:style-name="T77">0]</text:span> порта #8<text:span text:style-name="T77">1</text:span>AB, ADDR[<text:span text:style-name="T77">5</text:span>:0] определяется битами ША <text:span text:style-name="T49">[</text:span>1<text:span text:style-name="T77">3</text:span>:8<text:span text:style-name="T49">]</text:span>, т.о. адресное пространство W5300 доступно кусочками по <text:span text:style-name="T77">64</text:span> байт<text:span text:style-name="T77">а</text:span>. Для ADDR[0], кроме того, <text:span text:style-name="T47">может </text:span>применят<text:span text:style-name="T47">ь</text:span>ся инверсия, включаемая битом 3 порта #82AB. <text:span text:style-name="T77">Деление по 64 байта удобно для доступа в блоки сокетов W5300, каждый из которых имеет размер 64 байта.</text:span></text:p>
      <text:h text:style-name="P78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71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50">смещения </text:span>#0000..#3FFF) преобразуются в адреса W5300 следующим образом (приведено для случая, когда бит 3 порта #82AB установлен в 0 – <text:span text:style-name="T50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63">Смещение в <text:span text:style-name="T51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63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52">#0000..#1FFF</text:p>
          </table:table-cell>
          <table:table-cell table:style-name="Соответствие_5f_адресов_5f_W5300_5f_и_5f_Z80.B2" office:value-type="string">
            <text:p text:style-name="P52">Всё адресное пространство W5300 (1024 <text:soft-page-break/>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000..#21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200..#23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400..#25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600..#27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800..#29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A00..#2B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C00..#2D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E00..#2F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000..#31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200..#33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400..#35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600..#37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800..#39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A00..#3B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C00..#3D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E00..#3F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F0, #3F1 (socket 7 RX FIFO register)</text:p>
          </table:table-cell>
        </table:table-row>
      </table:table>
      <text:p text:style-name="P6"/>
      <text:h text:style-name="P79" text:outline-level="2">Работа с SL811HS</text:h>
      <text:p text:style-name="P18">Режимы host/device следует переключать <text:span text:style-name="T52">при нахождении SL811HS в ресете. Определение подсоединения карты к внешнему USB-хосту (через разъём mini-USB) возможно делать в любой момент чтением бита 7 порта #81AB.</text:span></text:p>
      <text:p text:style-name="P37"><text:soft-page-break/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60">device</text:span>.</text:p>
      <text:p text:style-name="P38">Следует также обратить внимание на errat'у <text:span text:style-name="T83">SL811HS</text:span>, в которой, в частности, сказано, что режим авто-инкремента при записи или чтении данных <text:span text:style-name="T26">не</text:span> работает.</text:p>
      <text:h text:style-name="P80" text:outline-level="2"><text:span text:style-name="T52">Работа с </text:span><text:span text:style-name="T13">W5300</text:span></text:h>
      <text:p text:style-name="P7"><text:span text:style-name="T25"><text:tab/></text:span><text:span text:style-name="T27">Ресет чипа.</text:span></text:p>
      <text:p text:style-name="P10">Все тайминги округлены до <text:span text:style-name="T78">2</text:span>0мс</text:p>
      <text:p text:style-name="P19"><text:tab/>halt</text:p>
      <text:p text:style-name="P19"><text:tab/>ld<text:tab/>bc,<text:span text:style-name="T55">#</text:span>83<text:span text:style-name="T55">AB</text:span></text:p>
      <text:p text:style-name="P19"><text:tab/>in<text:tab/>a,(c)</text:p>
      <text:p text:style-name="P21"><text:span text:style-name="T14"><text:tab/>and<text:tab/></text:span><text:span text:style-name="T20">#E</text:span><text:span text:style-name="T21">F</text:span></text:p>
      <text:p text:style-name="P21"><text:span text:style-name="T14"><text:tab/>out<text:tab/>(c),a<text:tab/></text:span><text:span text:style-name="T15">; </text:span><text:span text:style-name="T21">установка </text:span><text:span text:style-name="T29">ресета</text:span></text:p>
      <text:p text:style-name="P20"><text:tab/>halt</text:p>
      <text:p text:style-name="P20"><text:tab/>or<text:tab/><text:span text:style-name="T54">#</text:span>10</text:p>
      <text:p text:style-name="P21"><text:span text:style-name="T15"><text:tab/>out<text:tab/>(c),a<text:tab/>; </text:span><text:span text:style-name="T29">снятие ресета</text:span></text:p>
      <text:p text:style-name="P20"><text:tab/>halt<text:tab/><text:tab/><text:tab/>; <text:span text:style-name="T55">ожидание внутренней инициализации</text:span></text:p>
      <text:p text:style-name="P11"><text:span text:style-name="T30"><text:tab/>Проецирование регистров в адресное пространство </text:span><text:span text:style-name="T15">z80.</text:span></text:p>
      <text:p text:style-name="P13"><text:span text:style-name="T30"><text:s/><text:tab/>Для примера проецируем в адреса </text:span><text:span text:style-name="T32">#C</text:span><text:span text:style-name="T15">000..</text:span><text:span text:style-name="T22">#FFFF</text:span><text:span text:style-name="T15"> (</text:span><text:span text:style-name="T30">в условиях </text:span><text:span text:style-name="T15">ZX-Evo baseconf)</text:span><text:span text:style-name="T30">. </text:span><text:span text:style-name="T16"><text:s/></text:span><text:span text:style-name="T31">Проецирование будет происходить только при подключенном ПЗУ в заданном адресном окне. <text:s text:c="2"/></text:span><text:span text:style-name="T33">Конкретная включенная в окне с</text:span><text:span text:style-name="T31">траница ПЗУ не имеет значения</text:span><text:span text:style-name="T34">.</text:span></text:p>
      <text:p text:style-name="P24"><text:tab/>ld<text:tab/>a,1</text:p>
      <text:p text:style-name="P24"><text:tab/>out<text:tab/>(<text:span text:style-name="T56">#BF</text:span>),a<text:tab/>;<text:span text:style-name="T56">теневые порты вкл</text:span></text:p>
      <text:p text:style-name="P25"><text:tab/>ld<text:tab/>bc,<text:span text:style-name="T56">#FFF7<text:tab/></text:span></text:p>
      <text:p text:style-name="P24"><text:tab/>ld<text:tab/>a,<text:span text:style-name="T56">#</text:span>3<text:span text:style-name="T56">F</text:span></text:p>
      <text:p text:style-name="P24"><text:tab/>out<text:tab/>(c),a<text:tab/>;<text:span text:style-name="T56">ПЗУ в окно #C000..#FFFF</text:span></text:p>
      <text:p text:style-name="P12">Теперь включаем проецирование <text:span text:style-name="T69">в область #C000..#FFFF</text:span> <text:span text:style-name="T68">на карте</text:span>:</text:p>
      <text:p text:style-name="P24"><text:tab/>ld<text:tab/>bc,<text:span text:style-name="T56">#</text:span>82<text:span text:style-name="T56">AB</text:span></text:p>
      <text:p text:style-name="P24"><text:tab/>ld<text:tab/>a,7<text:span text:style-name="T80">+64 ;заодно выключаем питание на USB-host</text:span></text:p>
      <text:p text:style-name="P24"><text:tab/>out<text:tab/>(c),a</text:p>
      <text:p text:style-name="P7"><text:span text:style-name="T35">При включенном 2 бите порта #</text:span><text:span text:style-name="T17">82</text:span><text:span text:style-name="T23">AB</text:span><text:span text:style-name="T17">, <text:s/></text:span><text:span text:style-name="T24">безотносительно</text:span><text:span text:style-name="T35"> того, подключено ли ПЗУ или нет, одновременно с </text:span><text:span text:style-name="T28">любой записью</text:span><text:span text:style-name="T35"> Z80 в установленное битами [1:0] порта #82AB окно будет происходить запись в регистры </text:span><text:span text:style-name="T18">W5300</text:span><text:span text:style-name="T35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tab/>Инверсия нулевого бита адреса.</text:p>
      <text:p text:style-name="P8"><text:soft-page-break/><text:span text:style-name="T19">W5300</text:span><text:span text:style-name="T36"> имеет </text:span><text:span text:style-name="T38">16-</text:span><text:span text:style-name="T36">битную </text:span><text:span text:style-name="T38">big endian</text:span><text:span text:style-name="T36"> архитектуру, </text:span><text:span text:style-name="T40">которая сохраняется и для 8-битового режима шины (в котором W5300 работает на карте)</text:span><text:span text:style-name="T36"> </text:span><text:span text:style-name="T39">и </text:span><text:span text:style-name="T37">для работы с </text:span><text:span text:style-name="T39">16-битными </text:span><text:span text:style-name="T37">регистр</text:span><text:span text:style-name="T39">ами требуется записывать старший байт по младшему адресу, например так: LD</text:span><text:span text:style-name="T58"> A,H:LD (reg+0),A:LD A,L:LD (reg+1),A</text:span><text:span text:style-name="T39">. После включения режима инверсии младшего бита адреса в такие регистры можно обращаться так: </text:span><text:span text:style-name="T58">LD (reg+0),HL</text:span><text:span text:style-name="T72">.</text:span></text:p>
      <text:p text:style-name="P8"><text:span text:style-name="T2">Исключением </text:span><text:span text:style-name="T3">являются</text:span><text:span text:style-name="T2"> регистры </text:span><text:span text:style-name="T10">FIFO, </text:span><text:span text:style-name="T2">так как </text:span><text:span text:style-name="T3">данные из них следует читать/писать строго блоками по 2 байта, при этом первый по порядку байт всегда </text:span><text:span text:style-name="T7">считывается/записывается</text:span><text:span text:style-name="T3"> по адресу регистра + 0, </text:span><text:span text:style-name="T7">а </text:span><text:span text:style-name="T3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 </text:span><text:span text:style-name="T7">(через область 0x2000..0x3FFF)</text:span><text:span text:style-name="T3">. При включенной инверсии следует считывать или записывать сначала байт по адресу регистра + 1 </text:span><text:span text:style-name="T5">(это будет первый по порядку байт)</text:span><text:span text:style-name="T3">, затем по адресу регистра + 0 </text:span><text:span text:style-name="T5">(второй по порядку). При использовании доступа через порты это удобно делать при помощи команд </text:span><text:span text:style-name="T59">INI/OUTI</text:span><text:span text:style-name="T6">, например:</text:span></text:p>
      <text:p text:style-name="P29"/>
      <text:p text:style-name="P28"><text:tab/><text:span text:style-name="T84">ld<text:tab/>bc,#82AB</text:span></text:p>
      <text:p text:style-name="P28"><text:tab/><text:span text:style-name="T84">ld<text:tab/>a,#58<text:tab/>;держим питание на USB-host выключенным,</text:span></text:p>
      <text:p text:style-name="P28"><text:tab/><text:span text:style-name="T84">out<text:tab/>(c),a</text:span><text:tab/>;включаем W5300 в область портов,</text:p>
      <text:p text:style-name="P28"><text:tab/><text:tab/><text:tab/><text:tab/>;включаем инверсию A0 для W5300</text:p>
      <text:p text:style-name="P31"><text:tab/><text:span text:style-name="T85">dec</text:span><text:tab/>b<text:tab/><text:span text:style-name="T81">; #81</text:span>AB</text:p>
      <text:p text:style-name="P22"><text:span text:style-name="T6"><text:tab/>ld<text:tab/>a,#</text:span><text:span text:style-name="T8">08</text:span></text:p>
      <text:p text:style-name="P30"><text:tab/>out<text:tab/>(c),a<text:tab/>;включаем область #200..#2<text:span text:style-name="T81">3</text:span>F в порты</text:p>
      <text:p text:style-name="P30"><text:tab/>...</text:p>
      <text:p text:style-name="P28"><text:tab/>ld<text:tab/>c,#AB<text:tab/>;запись в S0_TX_FIFOR</text:p>
      <text:p text:style-name="P28"><text:tab/>ld<text:tab/>d,#<text:span text:style-name="T82">7</text:span>0<text:span text:style-name="T81"> ;смещение #30 в диапазоне #40..#7F</text:span></text:p>
      <text:p text:style-name="P28"><text:tab/>ld<text:tab/>hl,WR_DATA</text:p>
      <text:p text:style-name="P28"><text:tab/>ld<text:tab/>b,d</text:p>
      <text:p text:style-name="P28"><text:tab/>outi<text:tab/><text:tab/>;выводим в порт #<text:span text:style-name="T81">6</text:span>FAB, мапится в адрес #22E (инверсия A0, предекремент B)</text:p>
      <text:p text:style-name="P28"><text:tab/>outi<text:tab/><text:tab/>;порт #<text:span text:style-name="T81">6</text:span>EAB, адрес #22F</text:p>
      <text:p text:style-name="P28"><text:tab/>ld<text:tab/>b,d<text:tab/>;и т.д.</text:p>
      <text:p text:style-name="P28"><text:tab/>outi</text:p>
      <text:p text:style-name="P28"><text:tab/>outi</text:p>
      <text:p text:style-name="P28"><text:tab/>...</text:p>
      <text:p text:style-name="P28"><text:tab/>ld<text:tab/>c,#AB<text:tab/>;чтение из S0_RX_FIFOR</text:p>
      <text:p text:style-name="P28"><text:tab/>ld<text:tab/>d,#<text:span text:style-name="T82">7</text:span>1</text:p>
      <text:p text:style-name="P28"><text:tab/>ld<text:tab/>hl,RD_DATA</text:p>
      <text:p text:style-name="P28"><text:tab/>ld<text:tab/>b,d</text:p>
      <text:p text:style-name="P23"><text:soft-page-break/><text:span text:style-name="T1"><text:tab/>ini<text:tab/><text:tab/>;читаем из порта #</text:span><text:span text:style-name="T9">7</text:span><text:span text:style-name="T1">1AB, мапится в адрес #230 (инверсия A0, </text:span><text:span text:style-name="T11">пост</text:span><text:span text:style-name="T12">дек</text:span><text:span text:style-name="T1">ремент B)</text:span></text:p>
      <text:p text:style-name="P28"><text:tab/>ini<text:tab/><text:tab/>;порт #<text:span text:style-name="T82">7</text:span>0AB, адрес #231</text:p>
      <text:p text:style-name="P28"><text:tab/>ld<text:tab/>b,d<text:tab/>;и т.д.</text:p>
      <text:p text:style-name="P28"><text:tab/>ini</text:p>
      <text:p text:style-name="P28"><text:tab/>ini</text:p>
      <text:p text:style-name="P28"><text:tab/>...</text:p>
      <text:p text:style-name="P39">Быстрое чтение через память из регистра S0_RX_FIFOR с <text:span text:style-name="T26">включенной</text:span> инверсией A0:</text:p>
      <text:p text:style-name="P27"><text:tab/>ld<text:tab/>sp,#2201<text:tab/>;слова по адресам #2200, #2201, #2202, #2203, ..., #23FE, #23FF мапятся в адреса визнета #231, #230, #231, #230, ...</text:p>
      <text:p text:style-name="P27"><text:tab/>pop<text:tab/>hl<text:tab/>;не более <text:span text:style-name="T74">255</text:span>(!) чтений подряд со смещения #2201!</text:p>
      <text:p text:style-name="P27"><text:tab/>ld<text:tab/>(addr),hl</text:p>
      <text:p text:style-name="P26"><text:tab/><text:span text:style-name="T73">pop<text:tab/>hl</text:span></text:p>
      <text:p text:style-name="P26"><text:tab/><text:span text:style-name="T73">ld<text:tab/>(addr+2),hl</text:span></text:p>
      <text:p text:style-name="P26"><text:tab/>...</text:p>
      <text:p text:style-name="P26"><text:tab/><text:span text:style-name="T73">pop<text:tab/>hl</text:span></text:p>
      <text:p text:style-name="P26"><text:tab/><text:span text:style-name="T73">ld<text:tab/>(addr+254),hl</text:span></text:p>
      <text:h text:style-name="P80" text:outline-level="2">Прерывания</text:h>
      <text:p text:style-name="P34">Карта выдаёт прерывания на <text:span text:style-name="T66">сигнал </text:span><text:span text:style-name="T64">INT</text:span><text:span text:style-name="T66"> </text:span>шин<text:span text:style-name="T66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6">не</text:span> производится.</text:p>
      <text:p text:style-name="P33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61">и</text:span> прерывания в опр. регистре контроллера), после чего запрос снимается до следующего события, вызывающего прерывание.</text:p>
      <text:p text:style-name="P35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33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62">с карты </text:span>следует иметь в виду следующее:</text:p>
      <text:list xml:id="list2546043793241892170" text:style-name="L3">
        <text:list-item>
          <text:p text:style-name="P68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68">Вектор прерывания (для режима <text:span text:style-name="T57">IM 2</text:span>) будет cодержать случайное значение. <text:span text:style-name="T63">Как следствие, необходимо иметь 257-байтовую таблицу векторов, заполненную одним и тем же байтом.</text:span></text:p>
        </text:list-item>
      </text:list>
      <text:p text:style-name="P36"><text:soft-page-break/>Рекомендации для написания обработчик<text:span text:style-name="T65">ов</text:span> прерываний:</text:p>
      <text:list xml:id="list3181864634764975790" text:style-name="L4">
        <text:list-item>
          <text:p text:style-name="P69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7">прерывание либо прерывание от другого устройства NemoBus</text:span>.</text:p>
        </text:list-item>
        <text:list-item>
          <text:p text:style-name="P69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9-04-07T19:16:19.486380247</dc:date>
    <meta:editing-duration>P1DT15H11M40S</meta:editing-duration>
    <meta:editing-cycles>109</meta:editing-cycles>
    <meta:generator>LibreOffice/4.2.8.2$Linux_X86_64 LibreOffice_project/420m0$Build-2</meta:generator>
    <dc:creator>lvd </dc:creator>
    <meta:document-statistic meta:table-count="4" meta:image-count="0" meta:object-count="0" meta:page-count="8" meta:paragraph-count="209" meta:word-count="1885" meta:character-count="12512" meta:non-whitespace-character-count="10756"/>
  </office:meta>
</office:document-meta>
</file>